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20pt" style:font-size-asian="20pt" style:font-size-complex="20pt"/>
    </style:style>
    <style:style style:name="P2"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elcome to Claudio</text:h>
      <text:p text:style-name="Standard"/>
      <text:p text:style-name="Standard">Claudio is an Android application that allows you to play your audio books. It can also synch your listening sessions through multiple devices, and help you store your audio books in the cloud for easy acces.</text:p>
      <text:p text:style-name="Standard"/>
      <text:h text:style-name="Heading_20_1" text:outline-level="1">Latest Version</text:h>
      <text:p text:style-name="Standard"/>
      <text:p text:style-name="Standard">0.1 - First release (see Changelog)</text:p>
      <text:p text:style-name="Standard"/>
      <text:h text:style-name="Heading_20_1" text:outline-level="1">Download</text:h>
      <text:p text:style-name="Standard"/>
      <text:p text:style-name="Standard">See the master branch at:</text:p>
      <text:p text:style-name="Standard"><text:a xlink:type="simple" xlink:href="http://github.com/MarcusParkkinen/AudioBook.git">http://github.com/MarcusParkkinen/AudioBook.git</text:a></text:p>
      <text:p text:style-name="Standard">for the latest release candidate.</text:p>
      <text:p text:style-name="Standard"/>
      <text:h text:style-name="Heading_20_1" text:outline-level="1">Installation</text:h>
      <text:p text:style-name="Standard"/>
      <text:p text:style-name="Standard">Install the .apk file.</text:p>
      <text:p text:style-name="Standard"/>
      <text:h text:style-name="Heading_20_1" text:outline-level="1">Uninstallation</text:h>
      <text:p text:style-name="Standard"/>
      <text:p text:style-name="Standard">Delete the .apk file.</text:p>
      <text:p text:style-name="Standard"/>
      <text:h text:style-name="Heading_20_1" text:outline-level="1">Documentation</text:h>
      <text:p text:style-name="Standard"/>
      <text:p text:style-name="Standard">See the docs folder at:</text:p>
      <text:p text:style-name="Standard"><text:a xlink:type="simple" xlink:href="https://github.com/MarcusParkkinen/AudioBook/doc">https://github.com/MarcusParkkinen/AudioBook/doc</text:a></text:p>
      <text:p text:style-name="Standard">in for the latest documentation.</text:p>
      <text:p text:style-name="Standard"/>
      <text:h text:style-name="Heading_20_1" text:outline-level="1">Requirements and Compatibility</text:h>
      <text:p text:style-name="Standard"/>
      <text:p text:style-name="Standard">This application is compatible with Android devices on API level 10 and above.</text:p>
      <text:p text:style-name="Standard">Requires Android 2.3.3</text:p>
      <text:p text:style-name="Standard"/>
      <text:h text:style-name="Heading_20_1" text:outline-level="1"/>
      <text:h text:style-name="P2" text:outline-level="1">Known Issues or Bugs</text:h>
      <text:p text:style-name="Standard"/>
      <text:p text:style-name="Standard">See the issues tracker at:</text:p>
      <text:p text:style-name="Standard">https://github.com/MarcusParkkinen/AudioBook/issues </text:p>
      <text:p text:style-name="Standard">for the latest list of known issues or bugs.</text:p>
      <text:p text:style-name="Standard"/>
      <text:h text:style-name="Heading_20_1" text:outline-level="1">Limitations of the Application</text:h>
      <text:p text:style-name="Standard"/>
      <text:p text:style-name="Standard">* UI design is still a work in progress.</text:p>
      <text:p text:style-name="Standard">* Metadata of tracks is not displayed correctly.</text:p>
      <text:p text:style-name="Standard">* The user's bookshelf cannot be edited.</text:p>
      <text:p text:style-name="Standard">* The bookshelf UI and player UI are not updated 1:1.</text:p>
      <text:p text:style-name="Standard">* There are still issues (crashes). See [Known Issues or Bugs](https://github.com/MarcusParkkinen/AudioBookknown-issues-or-bugs).</text:p>
      <text:p text:style-name="Standard">* Audio playback does not stop while receiving a system notification or a call.</text:p>
      <text:p text:style-name="Standard">* Some features of milestone 2 and milestones 3 and 4 are not yet implemented.</text:p>
      <text:p text:style-name="Standard"/>
      <text:h text:style-name="Heading_20_1" text:outline-level="1">Changelog</text:h>
      <text:p text:style-name="Standard"/>
      <text:p text:style-name="Standard">05/10 20120 - Version 0.1 </text:p>
      <text:p text:style-name="Standard">Application core completed:</text:p>
      <text:p text:style-name="Standard">* Added basic playback controls.</text:p>
      <text:p text:style-name="Standard">* Implemented viewing created books and playing them.</text:p>
      <text:p text:style-name="Standard">* Implemented seeking and seek bars for tracks and books.</text:p>
      <text:p text:style-name="Standard">* Created Initial UI design and made sketches for the future.</text:p>
      <text:p text:style-name="Standard">* Implemented browsing through the file system for audio files only. These can be viewed in a UI and the user may choose which tracks to use in creating a playlist (a 'book').</text:p>
      <text:p text:style-name="Standard"/>
      <text:p text:style-name="Standard">Additional features:</text:p>
      <text:p text:style-name="Standard">* The users bookshelf and progress in books are now saved when closing the application.</text:p>
      <text:p text:style-name="Standard">* Added support for seeking within either the current track or the whole book by using seekbars.</text:p>
      <text:p text:style-name="Standard"/>
      <text:h text:style-name="Heading_20_1" text:outline-level="1"/>
      <text:h text:style-name="P2" text:outline-level="1">Authors</text:h>
      <text:p text:style-name="Standard"/>
      <text:p text:style-name="Standard">* Aki Kakela</text:p>
      <text:p text:style-name="Standard">* Fredrik Ahs</text:p>
      <text:p text:style-name="Standard">* Marcus Parkkinen</text:p>
      <text:p text:style-name="Standard">* Matej Kadric</text:p>
      <text:p text:style-name="Standard"/>
      <text:h text:style-name="Heading_20_1" text:outline-level="1">Licensing/Legal</text:h>
      <text:p text:style-name="Standard"/>
      <text:p text:style-name="Standard">This application is released under Creative Commons BY-NC-ND 3.0.</text:p>
      <text:p text:style-name="Standard">More information about the license can be found here:</text:p>
      <text:p text:style-name="Standard">http://creativecommons.org/licenses/by-nc-nd/3.0/legalcodehttp://creativecommons.org/licenses/by-nc-nd/3.0/legal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51S</meta:editing-duration>
    <meta:editing-cycles>6</meta:editing-cycles>
    <meta:generator>OpenOffice.org/3.4$Win32 OpenOffice.org_project/340m1$Build-9590</meta:generator>
    <dc:date>2012-10-13T18:12:00.14</dc:date>
    <meta:document-statistic meta:table-count="0" meta:image-count="0" meta:object-count="0" meta:page-count="3" meta:paragraph-count="51" meta:word-count="341" meta:character-count="2298"/>
    <meta:user-defined meta:name="Info 1"/>
    <meta:user-defined meta:name="Info 2"/>
    <meta:user-defined meta:name="Info 3"/>
    <meta:user-defined meta:name="Info 4"/>
  </office:meta>
</office:document-meta>
</file>